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miri" fo:font-size="15pt" fo:font-weight="bold" officeooo:rsid="0017d0d6" officeooo:paragraph-rsid="0017d0d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color="#443205" style:text-line-through-style="none" style:text-line-through-type="none" style:font-name="Amiri" fo:font-size="15pt" fo:font-style="italic" style:text-underline-style="solid" style:text-underline-width="auto" style:text-underline-color="font-color" fo:font-weight="normal" officeooo:rsid="0017d0d6" officeooo:paragraph-rsid="0017d0d6" fo:background-color="transparent" style:font-size-asian="13.1000003814697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 style:master-page-name="">
      <loext:graphic-properties draw:fill="none"/>
      <style:paragraph-properties fo:margin-left="-2cm" fo:margin-right="-2.101cm" fo:text-indent="0cm" style:auto-text-indent="false" style:page-number="auto" fo:background-color="transparent"/>
      <style:text-properties fo:color="#81d41a" style:text-line-through-style="none" style:text-line-through-type="none" style:font-name="Amiri" fo:font-size="15pt" fo:font-style="italic" style:text-underline-style="solid" style:text-underline-width="auto" style:text-underline-color="font-color" fo:font-weight="normal" officeooo:rsid="0017d0d6" officeooo:paragraph-rsid="0017d0d6" fo:background-color="#b4c7dc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margin-left="6.253cm" fo:margin-right="0cm" fo:text-indent="0cm" style:auto-text-indent="false"/>
      <style:text-properties style:font-name="Times New Roman" fo:font-size="18pt" fo:font-weight="bold" officeooo:rsid="0017d0d6" officeooo:paragraph-rsid="0017d0d6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6.253cm" fo:margin-right="0cm" fo:text-indent="0cm" style:auto-text-indent="false"/>
      <style:text-properties style:font-name="Times New Roman" fo:font-size="18pt" fo:font-weight="bold" officeooo:rsid="0017d0d6" officeooo:paragraph-rsid="001e826f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6.253cm" fo:margin-right="0cm" fo:text-indent="0cm" style:auto-text-indent="false"/>
      <style:text-properties style:font-name="Times New Roman" fo:font-size="18pt" fo:font-weight="bold" officeooo:rsid="001e826f" officeooo:paragraph-rsid="001e826f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6.253cm" fo:margin-right="0cm" fo:text-indent="0cm" style:auto-text-indent="false"/>
      <style:text-properties style:font-name="Times New Roman" fo:font-size="18pt" fo:font-weight="bold" officeooo:rsid="002358cb" officeooo:paragraph-rsid="002358cb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6.253cm" fo:margin-right="0cm" fo:text-indent="0cm" style:auto-text-indent="false"/>
      <style:text-properties style:font-name="Times New Roman" fo:font-size="18pt" fo:font-weight="normal" officeooo:rsid="00261067" officeooo:paragraph-rsid="0026106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92eff" officeooo:paragraph-rsid="00192eff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28a854" officeooo:paragraph-rsid="0028a854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7d0d6" officeooo:paragraph-rsid="0017d0d6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7d0d6" officeooo:paragraph-rsid="001e74db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7d0d6" officeooo:paragraph-rsid="001e826f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224366" officeooo:paragraph-rsid="00224366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e826f" officeooo:paragraph-rsid="001e826f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2358cb" officeooo:paragraph-rsid="002358cb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236952" officeooo:paragraph-rsid="00269f3c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236952" officeooo:paragraph-rsid="00236952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7d0d6" officeooo:paragraph-rsid="0017d0d6" fo:background-color="#dedce6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italic" fo:font-weight="normal" officeooo:rsid="0028a854" officeooo:paragraph-rsid="0028a854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margin-left="6.253cm" fo:margin-right="0cm" fo:text-indent="0cm" style:auto-text-indent="false"/>
      <style:text-properties style:text-position="super 58%" style:font-name="Times New Roman" fo:font-size="18pt" fo:font-style="italic" fo:font-weight="normal" officeooo:rsid="0028a854" officeooo:paragraph-rsid="0028a854" style:font-size-asian="18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margin-left="6.253cm" fo:margin-right="0cm" fo:text-indent="0cm" style:auto-text-indent="false"/>
      <style:text-properties style:text-position="super 58%" style:font-name="Times New Roman" fo:font-size="18pt" fo:font-style="italic" fo:font-weight="normal" officeooo:rsid="002d1ddc" officeooo:paragraph-rsid="002d1ddc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margin-left="6.253cm" fo:margin-right="0cm" fo:text-indent="0cm" style:auto-text-indent="false"/>
      <style:text-properties style:text-position="super 58%" style:font-name="Times New Roman" fo:font-size="18pt" fo:font-style="italic" fo:font-weight="normal" officeooo:rsid="003400ef" officeooo:paragraph-rsid="0034f66c" style:font-size-asian="18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style:paragraph-properties fo:margin-left="6.253cm" fo:margin-right="0cm" fo:text-indent="0cm" style:auto-text-indent="false"/>
      <style:text-properties style:text-position="super 58%" style:font-name="Times New Roman" fo:font-size="18pt" fo:font-style="italic" fo:font-weight="normal" officeooo:rsid="00356de4" officeooo:paragraph-rsid="00356de4" style:font-size-asian="18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paragraph-properties fo:margin-left="6.253cm" fo:margin-right="0cm" fo:text-indent="0cm" style:auto-text-indent="false"/>
      <style:text-properties style:text-position="super 58%" style:font-name="Times New Roman" fo:font-size="18pt" fo:font-style="italic" fo:font-weight="normal" officeooo:rsid="00359f7c" officeooo:paragraph-rsid="00359f7c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.6cm" fo:text-indent="0cm" style:auto-text-indent="false" style:page-number="auto" fo:background-color="transparent"/>
      <style:text-properties fo:color="#443205" style:text-line-through-style="none" style:text-line-through-type="none" style:font-name="Amiri" fo:font-size="15pt" fo:font-style="italic" style:text-underline-style="solid" style:text-underline-width="auto" style:text-underline-color="font-color" fo:font-weight="normal" officeooo:rsid="0017d0d6" officeooo:paragraph-rsid="00192eff" fo:background-color="transparent" style:font-size-asian="13.1000003814697pt" style:font-style-asian="italic" style:font-weight-asian="normal" style:font-size-complex="15pt" style:font-style-complex="italic" style:font-weight-complex="normal"/>
    </style:style>
    <style:style style:name="P27" style:family="paragraph" style:parent-style-name="Standard">
      <style:text-properties fo:color="#443205" style:text-line-through-style="none" style:text-line-through-type="none" style:font-name="Amiri" fo:font-size="15pt" fo:font-style="italic" style:text-underline-style="solid" style:text-underline-width="auto" style:text-underline-color="font-color" fo:font-weight="normal" officeooo:rsid="0017d0d6" officeooo:paragraph-rsid="0017d0d6" fo:background-color="transparent" style:font-size-asian="13.1000003814697pt" style:font-style-asian="italic" style:font-weight-asian="normal" style:font-size-complex="15pt" style:font-style-complex="italic" style:font-weight-complex="normal"/>
    </style:style>
    <style:style style:name="P28" style:family="paragraph" style:parent-style-name="Standard">
      <style:paragraph-properties fo:margin-left="6.253cm" fo:margin-right="0cm" fo:text-indent="0cm" style:auto-text-indent="false"/>
      <style:text-properties style:font-name="Times New Roman" fo:font-size="18pt" fo:font-weight="bold" officeooo:rsid="00192eff" officeooo:paragraph-rsid="003cd8cc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left="6.253cm" fo:margin-right="0cm" fo:text-indent="0cm" style:auto-text-indent="false"/>
      <style:text-properties style:font-name="Times New Roman" fo:font-size="18pt" fo:font-weight="bold" officeooo:rsid="0017d0d6" officeooo:paragraph-rsid="003e6486" style:font-size-asian="18pt" style:font-weight-asian="bold" style:font-size-complex="18pt" style:font-weight-complex="bold"/>
    </style:style>
    <style:style style:name="P30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e826f" officeooo:paragraph-rsid="003cd8cc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224366" officeooo:paragraph-rsid="003e6486" style:font-size-asian="18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style:paragraph-properties fo:margin-left="6.253cm" fo:margin-right="0cm" fo:text-indent="0cm" style:auto-text-indent="false"/>
      <style:text-properties style:text-position="0% 100%" style:font-name="Times New Roman" fo:font-size="18pt" fo:font-style="normal" fo:font-weight="normal" officeooo:rsid="0017d0d6" officeooo:paragraph-rsid="003e6486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paragraph-properties fo:margin-left="6.253cm" fo:margin-right="0cm" fo:text-indent="0cm" style:auto-text-indent="false"/>
      <style:text-properties style:text-position="super 58%" style:font-name="Times New Roman" fo:font-size="18pt" fo:font-style="italic" fo:font-weight="normal" officeooo:rsid="00370d25" officeooo:paragraph-rsid="00356de4" style:font-size-asian="18pt" style:font-style-asian="italic" style:font-weight-asian="normal" style:font-size-complex="18pt" style:font-style-complex="italic" style:font-weight-complex="normal"/>
    </style:style>
    <style:style style:name="P34" style:family="paragraph" style:parent-style-name="Standard">
      <style:paragraph-properties fo:margin-left="6.253cm" fo:margin-right="0cm" fo:text-indent="0cm" style:auto-text-indent="false"/>
      <style:text-properties style:text-position="super 58%" style:font-name="Times New Roman" fo:font-size="18pt" fo:font-style="italic" fo:font-weight="normal" officeooo:rsid="0034f66c" officeooo:paragraph-rsid="0028a854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70d25" style:font-style-asian="italic" style:font-style-complex="italic"/>
    </style:style>
    <style:style style:name="T3" style:family="text">
      <style:text-properties fo:font-style="italic" officeooo:rsid="00359f7c" style:font-style-asian="italic" style:font-style-complex="italic"/>
    </style:style>
    <style:style style:name="T4" style:family="text">
      <style:text-properties fo:font-style="italic" officeooo:rsid="003e6486" style:font-style-asian="italic" style:font-style-complex="italic"/>
    </style:style>
    <style:style style:name="T5" style:family="text">
      <style:text-properties fo:font-style="italic" officeooo:rsid="003400ef" style:font-style-asian="italic" style:font-style-complex="italic"/>
    </style:style>
    <style:style style:name="T6" style:family="text">
      <style:text-properties fo:font-style="italic" officeooo:rsid="0034f66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super 58%" fo:font-style="italic" fo:font-weight="normal" officeooo:rsid="00265cba" style:font-style-asian="italic" style:font-weight-asian="normal" style:font-style-complex="italic" style:font-weight-complex="normal"/>
    </style:style>
    <style:style style:name="T11" style:family="text">
      <style:text-properties style:text-position="super 58%" fo:font-style="italic" fo:font-weight="normal" officeooo:rsid="0034f66c" style:font-style-asian="italic" style:font-weight-asian="normal" style:font-style-complex="italic" style:font-weight-complex="normal"/>
    </style:style>
    <style:style style:name="T12" style:family="text">
      <style:text-properties style:text-position="super 58%" fo:font-style="italic" fo:font-weight="normal" officeooo:rsid="003e6486" style:font-style-asian="italic" style:font-weight-asian="normal" style:font-style-complex="italic" style:font-weight-complex="norma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style:text-position="super 58%" fo:font-style="italic" officeooo:rsid="0017d0d6" style:font-style-asian="italic" style:font-style-complex="italic"/>
    </style:style>
    <style:style style:name="T15" style:family="text">
      <style:text-properties style:text-position="super 58%" fo:font-style="italic" style:text-underline-style="none" fo:font-weight="normal" officeooo:rsid="00356de4" style:font-style-asian="italic" style:font-weight-asian="normal" style:font-style-complex="italic" style:font-weight-complex="normal"/>
    </style:style>
    <style:style style:name="T1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 fo:font-style="normal" fo:font-weight="normal" officeooo:rsid="0034f66c" style:font-style-asian="normal" style:font-weight-asian="normal" style:font-style-complex="normal" style:font-weight-complex="normal"/>
    </style:style>
    <style:style style:name="T18" style:family="text">
      <style:text-properties style:text-position="super 58%" fo:font-style="normal" officeooo:rsid="0017d0d6" style:font-style-asian="normal" style:font-style-complex="normal"/>
    </style:style>
    <style:style style:name="T19" style:family="text">
      <style:text-properties style:text-position="super 58%" fo:font-style="normal" officeooo:rsid="0039a23d" style:font-style-asian="normal" style:font-style-complex="normal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0% 100%" fo:font-style="italic" fo:font-weight="normal" officeooo:rsid="0034f66c" style:font-style-asian="italic" style:font-weight-asian="normal" style:font-style-complex="italic" style:font-weight-complex="normal"/>
    </style:style>
    <style:style style:name="T23" style:family="text">
      <style:text-properties style:text-position="0% 100%" fo:font-style="italic" fo:font-weight="normal" officeooo:rsid="00356de4" style:font-style-asian="italic" style:font-weight-asian="normal" style:font-style-complex="italic" style:font-weight-complex="normal"/>
    </style:style>
    <style:style style:name="T24" style:family="text">
      <style:text-properties style:text-position="0% 100%" fo:font-style="italic" fo:font-weight="normal" officeooo:rsid="003e6486" style:font-style-asian="italic" style:font-weight-asian="normal" style:font-style-complex="italic" style:font-weight-complex="normal"/>
    </style:style>
    <style:style style:name="T25" style:family="text">
      <style:text-properties style:text-position="0% 100%" fo:font-style="italic" officeooo:rsid="0017d0d6" style:font-style-asian="italic" style:font-style-complex="italic"/>
    </style:style>
    <style:style style:name="T26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1e826f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2358cb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236952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23f0e0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261067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265cba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269f3c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3cd8cc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2a42a4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2d1ddc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34f66c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3e6486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356de4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fo:background-color="#dedce6" loext:char-shading-value="0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fo:background-color="#ffdbb6" loext:char-shading-value="0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fo:background-color="#e8f2a1" loext:char-shading-value="0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236952" fo:background-color="#e8f2a1" loext:char-shading-value="0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fo:background-color="#ffb66c" loext:char-shading-value="0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fo:background-color="#b4c7dc" loext:char-shading-value="0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style:font-style-asian="normal" style:font-style-complex="normal"/>
    </style:style>
    <style:style style:name="T48" style:family="text">
      <style:text-properties style:text-position="0% 100%" fo:font-style="normal" officeooo:rsid="0017d0d6" style:font-style-asian="normal" style:font-style-complex="normal"/>
    </style:style>
    <style:style style:name="T49" style:family="text">
      <style:text-properties style:text-position="0% 100%" fo:font-style="normal" officeooo:rsid="0039a23d" style:font-style-asian="normal" style:font-style-complex="normal"/>
    </style:style>
    <style:style style:name="T50" style:family="text">
      <style:text-properties style:text-position="0% 100%" fo:font-style="normal" fo:background-color="#ffb66c" loext:char-shading-value="0" style:font-style-asian="normal" style:font-style-complex="normal"/>
    </style:style>
    <style:style style:name="T51" style:family="text">
      <style:text-properties style:text-position="0% 100%" officeooo:rsid="002a42a4"/>
    </style:style>
    <style:style style:name="T52" style:family="text">
      <style:text-properties style:text-position="0% 100%" fo:language="it" fo:country="IT" officeooo:rsid="002a42a4"/>
    </style:style>
    <style:style style:name="T53" style:family="text">
      <style:text-properties style:text-position="0% 100%" fo:language="it" fo:country="IT" fo:font-style="normal" fo:font-weight="normal" officeooo:rsid="002a42a4" style:font-style-asian="normal" style:font-weight-asian="normal" style:font-style-complex="normal" style:font-weight-complex="normal"/>
    </style:style>
    <style:style style:name="T54" style:family="text">
      <style:text-properties style:text-position="0% 100%" officeooo:rsid="002d1ddc"/>
    </style:style>
    <style:style style:name="T55" style:family="text">
      <style:text-properties style:text-position="0% 100%" officeooo:rsid="003400ef"/>
    </style:style>
    <style:style style:name="T56" style:family="text">
      <style:text-properties style:text-position="0% 100%" officeooo:rsid="0034f66c"/>
    </style:style>
    <style:style style:name="T57" style:family="text">
      <style:text-properties style:text-position="0% 100%" officeooo:rsid="00356de4"/>
    </style:style>
    <style:style style:name="T58" style:family="text">
      <style:text-properties style:text-position="0% 100%" officeooo:rsid="00359f7c"/>
    </style:style>
    <style:style style:name="T59" style:family="text">
      <style:text-properties officeooo:rsid="002358cb"/>
    </style:style>
    <style:style style:name="T60" style:family="text">
      <style:text-properties officeooo:rsid="0023f0e0"/>
    </style:style>
    <style:style style:name="T61" style:family="text">
      <style:text-properties officeooo:rsid="00261067"/>
    </style:style>
    <style:style style:name="T62" style:family="text">
      <style:text-properties officeooo:rsid="00265cba"/>
    </style:style>
    <style:style style:name="T63" style:family="text">
      <style:text-properties fo:background-color="#b4c7dc" loext:char-shading-value="0"/>
    </style:style>
    <style:style style:name="T64" style:family="text">
      <style:text-properties officeooo:rsid="00269f3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2a42a4"/>
    </style:style>
    <style:style style:name="T67" style:family="text">
      <style:text-properties officeooo:rsid="0039a23d"/>
    </style:style>
    <style:style style:name="T68" style:family="text">
      <style:text-properties officeooo:rsid="003cd8cc"/>
    </style:style>
    <style:style style:name="T69" style:family="text">
      <style:text-properties officeooo:rsid="00370d25"/>
    </style:style>
    <style:style style:name="T70" style:family="text">
      <style:text-properties officeooo:rsid="003e6486"/>
    </style:style>
    <style:style style:name="T71" style:family="text">
      <style:text-properties officeooo:rsid="00359f7c"/>
    </style:style>
    <style:style style:name="T72" style:family="text">
      <style:text-properties officeooo:rsid="003400ef"/>
    </style:style>
    <style:style style:name="T73" style:family="text">
      <style:text-properties officeooo:rsid="0034f6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6">FEDERICI GLORIA VC</text:p>
      <text:p text:style-name="P2">Maturità 2021</text:p>
      <text:p text:style-name="P2">ELABORATO PCTO</text:p>
      <text:p text:style-name="P1"/>
      <text:p text:style-name="P4"><text:span text:style-name="T7">Nel 2015 abbiamo assistito ad un cambiamento fondamentale nel sistema scolastico italiano che , per alcuni osservatori a ragione e per altri a torto, si è distaccato dalle </text:span><text:span text:style-name="T21">misure di stampo gentiliano</text:span><text:span text:style-name="T7"> </text:span><text:span text:style-name="T16">1 </text:span><text:span text:style-name="T27">,</text:span><text:span text:style-name="T7">certamente non abbandonate dalla ex ministra dell’istruzione </text:span><text:span text:style-name="T21">Mariastella Gelmini</text:span><text:span text:style-name="T27"> </text:span><text:span text:style-name="T16">2 </text:span><text:span text:style-name="T27">.</text:span></text:p>
      <text:p text:style-name="P4"><text:span text:style-name="T27">La Buona Scuola di Renzi , infatti , introduceva </text:span><text:span text:style-name="T32">il</text:span><text:span text:style-name="T27"> concetto </text:span><text:span text:style-name="T32">a dir poco</text:span><text:span text:style-name="T27"> auspicabile dell’avvicinamento dei giovani al mondo del lavoro, non più limitat</text:span><text:span text:style-name="T32">amente </text:span><text:span text:style-name="T27">a</text:span><text:span text:style-name="T32">gli</text:span><text:span text:style-name="T27"> istituti tecnici.</text:span></text:p>
      <text:p text:style-name="P9">Tralasciando le varie voci degli studenti di questi ultimi, le quali riferivano di aver avuto esperienze in cui , ad esempio in un centro estetico , veniva chiesto loro di passare la scopa, possiamo procedere all’analisi di questa innovazione.</text:p>
      <text:p text:style-name="P28"><text:span text:style-name="T27">Rivoluzionaria? Non esattamente, esperti del campo come </text:span><text:span text:style-name="T21">Dewey</text:span><text:span text:style-name="T27"> , </text:span><text:span text:style-name="T35">m</text:span><text:span text:style-name="T36">assimo esponente dell’attivismo statunitense, che introdusse </text:span><text:span text:style-name="T37">all’interno del contesto scolastico</text:span><text:span text:style-name="T36"> la </text:span><text:span text:style-name="T53">formazione</text:span><text:span text:style-name="T36"> alla vita sociale</text:span><text:span text:style-name="T37"> , democratica ed attiva</text:span><text:span text:style-name="T27"> ,ce ne fecero comprendere l’importanza molto tempo fa.</text:span></text:p>
      <text:p text:style-name="P9"><text:soft-page-break/>Auspicabile? Certamente ; cosa c’è di più importante di un contesto educativo in grado di preparare gli alunni al mondo che sta loro attorno?</text:p>
      <text:p text:style-name="P9">Riuscito? Con fermezza dico : No!</text:p>
      <text:p text:style-name="P10"/>
      <text:p text:style-name="P9"/>
      <text:p text:style-name="P11"/>
      <text:p text:style-name="P4"><text:span text:style-name="T27"><text:s/>Suppongo che non sia deontologicamente corretto svalutare la mia esperienza del </text:span><text:span text:style-name="T21">PCTO</text:span><text:span text:style-name="T16">4 </text:span><text:span text:style-name="T27">per portare avanti la tesi appena espressa , .</text:span></text:p>
      <text:p text:style-name="P4"><text:span text:style-name="T27">Infatti </text:span><text:span text:style-name="T32">ammetto che </text:span><text:span text:style-name="T27">il p <text:s/>ercorso che ho affrontato mi ha arricchito moltissimo non solo come studentessa ma soprattutto come persona, in particolar modo nel </text:span><text:span text:style-name="T42">terzo anno (A.S 2018/19)</text:span></text:p>
      <text:p text:style-name="P4"><text:span text:style-name="T27">e </text:span><text:span text:style-name="T41">nella parte iniziale del quarto (A.S 2019/20).</text:span></text:p>
      <text:p text:style-name="P19"/>
      <text:p text:style-name="P19"/>
      <text:p text:style-name="P19"/>
      <text:p text:style-name="P11">Il motivo per cui cito preliminarmente queste due sezioni temporali è perché sono accomunate da <text:span text:style-name="T61">due</text:span> caratteristic<text:span text:style-name="T61">he</text:span> c : la ricchezza formativa <text:span text:style-name="T67">proposta</text:span> <text:span text:style-name="T61">e l’assenza della pandemia.</text:span></text:p>
      <text:p text:style-name="P8"><text:span text:style-name="T47">Per quanto riguarda il</text:span><text:span text:style-name="T50"> terzo anno </text:span><text:span text:style-name="T47">m</text:span><text:span text:style-name="T48">i è impossibile non citare lo spettacolo “Ora puoi dire no!” al Teatro Vespasiano di Rieti , il quale, sebbene costituisca solo 3 ore della mia esperienza di vita </text:span><text:span text:style-name="T49">scolastica</text:span><text:span text:style-name="T48">, mi ha offerto degli strumenti preziosi per </text:span><text:soft-page-break/><text:span text:style-name="T48">comprendere la condizione della donna nel mondo. Sapevo benissimo che le discriminazioni di genere occidentali fossero diverse da quelle orientali ??? , </text:span><text:span text:style-name="T49">( </text:span><text:span text:style-name="T48"><text:s/>ma non immaginavo che </text:span><text:span text:style-name="T25">una bambina di 12 anni potesse morire in uno stanzino lontano dalla propria abitazione </text:span><text:span text:style-name="T48">,</text:span><text:span text:style-name="T25"> colpevole di avere le mestruazioni </text:span><text:span text:style-name="T14">5 </text:span><text:span text:style-name="T18"><text:s/></text:span><text:span text:style-name="T19">)</text:span><text:span text:style-name="T48">. Non immaginavo nemmeno come potesse essere difficile tracciare il confine fra </text:span><text:span text:style-name="T25">etnocentrismo</text:span><text:span text:style-name="T18"> </text:span><text:span text:style-name="T48">e</text:span></text:p>
      <text:p text:style-name="P32"><text:s/>condanna delle ingiustizie ; <text:span text:style-name="T70">l’etnocentrismo è un approccio che prende come modello di riferimento la propria cultura e <text:s/>conseguenzialmente descrive le altre non cogliendone le peculiarità. Questo concetto si è andato ad affievolire con il superamento dell’evoluzionismo in termini umanistici; non si può comprendere a pieno una cultura se si fa riferimento alle ragioni che hanno portato alla formazione della propria, infatti il metodo deve essere cucito su misura e deve tenere conto delle particolarità storiche della cultura da studiare.</text:span>. <text:span text:style-name="T70">P</text:span>osso condannare gli usi ed i costumi di una società che non conosco , e con radici storiche precise , perché questo ha portato la morte di molte fanciulle? <text:span text:style-name="T61">L’ingiustizia è tale in quanto universalmente inammissibile , o a causa del mio punto di vista occidentale?</text:span></text:p>
      <text:p text:style-name="P11"><text:soft-page-break/>La risposta , fortunatamente, per uno studente delle Scienze Umane come me , non è affatto semplice.</text:p>
      <text:p text:style-name="P29"><text:span text:style-name="T27">Non posso </text:span><text:span text:style-name="T32">poi</text:span><text:span text:style-name="T27"> ignorare l’esperienza all’ Istituto comprensivo “ Marconi Sacchetti Sassetti” , in cui ho avuto la possibilità di rivivere il contesto della scuola primaria da membro esterno ; ho imparato quanto sia fondamentale adattare ciò che si vuole dire in relazione al pubblico di riferimento. Questo me lo ha confermato poi Feynmann,</text:span><text:span text:style-name="T16"> </text:span><text:span text:style-name="T17"><text:s/></text:span><text:span text:style-name="T38">Fisico del Novecento a cui dobbiamo l’omonimo metodo . </text:span><text:span text:style-name="T39">A suoavviso</text:span><text:span text:style-name="T38"> </text:span><text:span text:style-name="T39">p</text:span><text:span text:style-name="T38">er testare se abbiamo compreso o meno un argomento è necessario tentare di spiegarlo ad un bambino.: Se il bambino riuscirà a comprendere , significa che abbiamo </text:span><text:span text:style-name="T40">capito il concetto ; </text:span><text:span text:style-name="T38"><text:s/>l’abilità di ridurre in termini giocosi ed essenziali è propria di un’ assimilazione completa.</text:span></text:p>
      <text:p text:style-name="P29"><text:span text:style-name="T39">N</text:span><text:span text:style-name="T27">onostante io non sia soddisfatta del mio mettere in pratica questo aspetto fondamentale , sono altamente felice di averlo </text:span><text:span text:style-name="T32">compreso</text:span><text:span text:style-name="T27"> in questi termini , ed in un contesto tanto importante .</text:span></text:p>
      <text:p text:style-name="P12">I bambini mi hanno inoltre fornito la possibilità</text:p>
      <text:p text:style-name="P29"><text:span text:style-name="T27"><text:s/>di esercitare le mie capacità interpretative , specialmente grazie ai loro </text:span><text:span text:style-name="T21">disegni</text:span><text:span text:style-name="T9">8</text:span><text:span text:style-name="T16"> </text:span><text:span text:style-name="T27">,importanti <text:s text:c="39"/>tanto sotto il punto di vista psico-pedagogico , quanto sotto quello</text:span><text:span text:style-name="T26"> socio-</text:span><text:soft-page-break/><text:span text:style-name="T26">antropologico</text:span><text:span text:style-name="T27">. </text:span><text:span text:style-name="T39">Infatti</text:span><text:span text:style-name="T23"> </text:span><text:span text:style-name="T40">bambini originari di paesi orientali hanno disegnato donne molto piccole e uomini molto grandi , il che è strettamente correlato ad una visone marginale della donna nella cultura di riferimento.</text:span></text:p>
      <text:p text:style-name="P13">In ultimo , <text:s/><text:span text:style-name="T62">sempre </text:span>per quanto rigu<text:span text:style-name="T60">a</text:span>rda l’esperienza del terzo anno , sarebbe un oltraggio non menzionare il corso sui “Disturbi dell’età evolutiva” , il quale mi ha fornito tantissime informazioni inerenti all’Autismo , e più in generale sotto il punto di vista Neurologico. Credo di poter individuare proprio in questo momento il <text:span text:style-name="T62">delinearsi </text:span>del mio sguardo sul futuro ; volevo studiare Filosofia all’università , poi Fisica, Poi Matematica , ed a questo punto iniziai a pensare ad I<text:span text:style-name="T62">n</text:span>gegneria genetica , ma torneremo su questo punto più tardi , in particolar modo parlando dell’esperienza del quinto anno con il PCTO.</text:p>
      <text:p text:style-name="P14">Per quanto riguarda invece la <text:span text:style-name="T63">prima parte del quarto anno </text:span>ritengo opportuno sottolineare <text:span text:style-name="T59">due</text:span> momenti formativi fondamentali. Il primo è rappresentato dalla partecipazione al progetto <text:span text:style-name="T1">“Reporter a Scuola”</text:span> che , oltre ad avermi donato un’ occasione per risolvere il solito problema della chiarezza espressiva , mi ha immersa in un flusso continuo di idee : ricordo con estrema vividezza <text:span text:style-name="T62">e </text:span>l’incontro ad Amatrice con <text:span text:style-name="T1">Giovanni </text:span><text:soft-page-break/><text:span text:style-name="T1">Floris</text:span> , che ha ampliato inestimabilmente le mie vedute inerenti al rapporto fra etica e comunicazione.</text:p>
      <text:p text:style-name="P31">Tuttavia questa esperienza si è limitata a rafforzare idee in me già esistenti , il che , per quanto possa essere importante, non è paragonabile all’importanza di mettere completamente in discussione sistemi radicati : questo è avvenuto invece grazie alla partecipazione al progetto “Filosofia e Natura”, <text:span text:style-name="T70">che mi ha consentito di capire che “religiosità” non è necessariamente sinonimo di “chiusura”, previa la curiosità del vescovo in merito alla mia tesi fortemente scientificamente basata secondo cui “tutto ciò che è artificiale è naturale”.</text:span></text:p>
      <text:p text:style-name="P14">Solamente scegliere di parteciparvi è stato per me un progresso immenso , infatti , facendolo, ho scelto consapevolmente di interfacciarmi con una visione del mondo completamente diversa dalla mia . Non immaginavo infatti che potesse esistere un rapporto genuino fra Religione e Filosofia , cosa che , sebbene interferisca con la mia impostazione <text:span text:style-name="T62">di fondo</text:span>, ho dovuto accettare. Credo che questo momento sia stato fondamentale <text:span text:style-name="T62">poichè ha contribuito drasticamente allo sviluppo di uno stile di vita che per nessun motivo al mondo , ad oggi, abbandonerei <text:s/>: affrontare idee contrarie alle proprie è l’unico modo per progredire </text:span><text:soft-page-break/><text:span text:style-name="T62">intellettualmente , giacché rimanendo nel sistema chiuso delle proprie non c’è altra via che lo sviluppo di dogmi, i quali rappresentano essenzialmente l’antitesi della crescita in termini di progresso umano.</text:span></text:p>
      <text:p text:style-name="P14"/>
      <text:p text:style-name="P5"><text:span text:style-name="T27">Quelli sopracitati sono gli aspetti fondamentali della mia esperienza </text:span><text:span text:style-name="T29">degli anni</text:span><text:span text:style-name="T27"> </text:span><text:span text:style-name="T45">2018</text:span><text:span text:style-name="T27">/</text:span><text:span text:style-name="T46">2019 </text:span><text:span text:style-name="T27"><text:s/>, e come testimoniano le Relazioni presenti nel</text:span><text:span text:style-name="T21"> documento</text:span><text:span text:style-name="T16"> </text:span><text:span text:style-name="T33">a partire da questo momento inizia a comprendere</text:span><text:span text:style-name="T27">i i problemi del PCTO.</text:span></text:p>
      <text:p text:style-name="P13">Principalmente ho constatato quanto questo sistema fosse elitario sotto il punto di vista delle risorse cognitive ; se non avessi saputo cogliere quanto illustrato , cosa avrei compreso in merito al mondo del lavoro? Quanto fosse important<text:span text:style-name="T62">e</text:span> essere formati alla sicurezza , probabilmente.</text:p>
      <text:p text:style-name="P13">Questo non basta ,e non deve bastare.</text:p>
      <text:p text:style-name="P5"><text:span text:style-name="T27">Ricordo perfettamente <text:s/></text:span><text:span text:style-name="T33">che </text:span><text:span text:style-name="T27">quan</text:span><text:span text:style-name="T33">d</text:span><text:span text:style-name="T27">o guardandomi intorno f</text:span><text:span text:style-name="T33">ui</text:span><text:span text:style-name="T27"> travolta da un flusso di </text:span><text:span text:style-name="T33">sentimenti ansiosi</text:span><text:span text:style-name="T27"> general</text:span><text:span text:style-name="T33">izzati</text:span><text:span text:style-name="T27"> <text:s/>; durante un viaggio sul treno sentii due ragazzi della mia età parlare di quanto fossero preoccupati di non riuscire a portare a termine il numero di ore previsto per la vecchia alternanza scuola lavoro , e su quanto avrebbero voluto sfruttare quelle ore “ per avvicin</text:span><text:span text:style-name="T28">arci al mondo del lavoro”.</text:span></text:p>
      <text:p text:style-name="P15"><text:soft-page-break/>In queste parole pronunciate da miei coetanei sostengo che risieda la questione fondamentale : apprenderai poco e nulla sul lavoro e sul mondo che hai attorno a te , a meno che tu non sia particolarmente dotato di un’innata curiosità generale , nonché predisposto a cercare informazioni anche quando difficilmente vi si trovano.</text:p>
      <text:p text:style-name="P30">Proprio in questo senso il sistema attuale è profondamente selettivo , e sostengo che in una Nazione in cui la Scuola è <text:span text:style-name="T1">“ di tutti e di ciascuno”</text:span> <text:span text:style-name="T69">che quindi stabilisce una proporzionalità diretta fra l’individualizzazione dell’insegnamento da parte dell’educatore e la qualità dell’apprendimento dell’educando</text:span><text:span text:style-name="T2">. </text:span><text:span text:style-name="T68">Q</text:span>uesto non sia accettabile.</text:p>
      <text:p text:style-name="P6"><text:span text:style-name="T27">Ho scelto di dire questo parlando dell’esperienza del terzo anno poiché dal quarto in poi subentra un fattore che avrebbe implicato un ragionamento assai lungo : </text:span><text:span text:style-name="T21">la Pandemia </text:span><text:span text:style-name="T27">.</text:span></text:p>
      <text:p text:style-name="P15"/>
      <text:p text:style-name="P7"><text:span text:style-name="T27">Il</text:span><text:span text:style-name="T43"> quinto anno </text:span><text:span text:style-name="T44">( A.S. 2020/21)</text:span><text:span text:style-name="T43"> </text:span><text:span text:style-name="T27">è stato sicuramente meno intenso a causa delle restrizioni , ma non meno stimolante </text:span><text:span text:style-name="T34">per quanto riguarda le riflessioni che ha scaturito</text:span><text:span text:style-name="T27">.</text:span></text:p>
      <text:p text:style-name="P7"><text:span text:style-name="T27">Non avendo avuto la possibilità di partecipare al percorso principale scelto dalla mia classe , la mia esperienza si </text:span><text:soft-page-break/><text:span text:style-name="T27">limita a quella dell’ Orientamento univers</text:span><text:span text:style-name="T31">i</text:span><text:span text:style-name="T27">tario </text:span><text:span text:style-name="T34">in uscita</text:span><text:span text:style-name="T27">.</text:span></text:p>
      <text:p text:style-name="P16">Purtroppo ho ben poche parole positive da utilizzare al riguardo , e non credo sia funzionale fare digressioni in merito al sentimento di stima che alcuni docenti di varie università poss<text:span text:style-name="T64">o</text:span>no avermi trasmesso.</text:p>
      <text:p text:style-name="P16">Ritengo al contrario molto più efficace esporre una critica generale all’orientamento , il quale, ahimè , si riduce ad una fredda vendita di un prodotto.</text:p>
      <text:p text:style-name="P16">Immaginiamo di essere nei panni di uno studente indeciso fra la facoltà di Agronomia e quella di Scienze della montagna , essendo appassionati dell’aspetto conservativo del pianeta.</text:p>
      <text:p text:style-name="P16">Come ci sentiremmo assistendo alla presentazione della facoltà di Storia? Disorientati. </text:p>
      <text:p text:style-name="P7"><text:span text:style-name="T27">Questo è pressochè inevitabile in quanto i referenti cercheranno in ogni modo di </text:span><text:span text:style-name="T34">piegare la materia che insegnano al tuo interesse</text:span><text:span text:style-name="T27">. Mi rimane difficile dimenticare una situazione analoga che ho vissuto </text:span><text:span text:style-name="T34">a dimostrazione di quanto</text:span><text:span text:style-name="T27">.</text:span></text:p>
      <text:p text:style-name="P7"><text:span text:style-name="T34">U</text:span><text:span text:style-name="T27">n ragazzo <text:s/>in sede di Orientamento , disse : “ <text:s/>Professoressa io ho sempre voluto fare o Agronomia o Scienze della Montagna , ma da quello che ho appreso oggi , la facoltà di Storia corrisponde ai miei interessi, cosa mi consiglia?”</text:span></text:p>
      <text:p text:style-name="P16"><text:soft-page-break/>Bene , la professoressa rispose : “Di venire qui caro , perché non c’è modo più completo di apprendere il corso della natura <text:s/>ed il modo in cui è stata manipolata del corso di Storia”.</text:p>
      <text:p text:style-name="P16">Credo di aver reso alla perfezione il problema dell’Orientamento , e a malincuore devo sottolineare che sebbene questo avvenimento sia emblematico non risulta affatto essere un fatto isolato.</text:p>
      <text:p text:style-name="P7"><text:span text:style-name="T27">Come ho precedentemente accennato , l’idea di fare una facoltà scientifica si è insediata in me già dal terzo anno, il che potrebbe sembrare in disa</text:span><text:span text:style-name="T30">rmonia</text:span><text:span text:style-name="T27"> con il Liceo che frequento.</text:span></text:p>
      <text:p text:style-name="P17">Fortunatamente non ho mai dato vita ad una soluzione futura più armoniosa di questa ; le mie <text:span text:style-name="T64">abilità </text:span>umanistiche sono di gran lunga superiori rispetto a quelle scientifiche ed ho avuto la possibilità di coltivarle nel percorso liceale , mentre avrò modo di <text:span text:style-name="T64">incrementare</text:span> <text:s/>quelle scientifiche , verso le quali nutro non solo un profondo amore , ma anche una sincera necessità interiore di comprenderle, <text:span text:style-name="T64">nel contesto universitario.</text:span></text:p>
      <text:p text:style-name="P18">Purtroppo però l’orientamento non mi è stato affatto d’aiuto , non tanto a causa della sua natura ossimoricamente disorientante , quanto per il fatto che nel presentarmi queste facoltà si è fatto di tutto fuorchè descriverle.</text:p>
      <text:p text:style-name="P18"><text:soft-page-break/>Ho sicuramente appreso che ci sono dei bei laboratori e che ci sono validi insegnanti, ma nulla su quello <text:span text:style-name="T65">che </text:span>si studia ed ancor meno sul <text:span text:style-name="T65">come</text:span>.</text:p>
      <text:p text:style-name="P18">La scelta di fare Biotecnologie infatti è stata maturata solo grazie ad intense ricerche personali , mentre avrei preferito di gran lunga sfruttare <text:span text:style-name="T64">l’Orientamento come mezzo per scegliere consapevolmente.</text:span></text:p>
      <text:p text:style-name="P18"/>
      <text:p text:style-name="P18"/>
      <text:p text:style-name="P20"><text:span text:style-name="T8">1</text:span> In riferimento alla Riforma Gentile (1923) la quale predilige le materie umanistiche ed istituisce un sistema fortemente selettivo ed elitario.</text:p>
      <text:p text:style-name="P21">2<text:span text:style-name="T20">Con il termine “Riforma Gelmini” si intende un complesso di provvedimenti voluti dall’ex Ministro dell’Istruzione Mariastella Gel</text:span><text:span text:style-name="T54">mi</text:span><text:span text:style-name="T20">ni. Le misure furono prese con il fine di portare ordine nell’</text:span><text:span text:style-name="T51">organizzazione scolastica generale e per ridurre la spesa economica. La Riforma entrò in vigore prima per le scuole primarie e secondaria di I grado(1/09/2009) poi per la scuola secondaria di II grado (1/09/2010).</text:span></text:p>
      <text:p text:style-name="P34"><text:span text:style-name="T54"/></text:p>
      <text:p text:style-name="P33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Quotations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1T14:58:56.289000000</meta:creation-date>
    <dc:date>2021-05-26T14:19:17.111000000</dc:date>
    <meta:editing-duration>PT23H41M13S</meta:editing-duration>
    <meta:editing-cycles>11</meta:editing-cycles>
    <meta:generator>LibreOffice/6.3.2.2$Windows_X86_64 LibreOffice_project/98b30e735bda24bc04ab42594c85f7fd8be07b9c</meta:generator>
    <meta:document-statistic meta:table-count="0" meta:image-count="0" meta:object-count="0" meta:page-count="11" meta:paragraph-count="48" meta:word-count="1955" meta:character-count="12517" meta:non-whitespace-character-count="10552"/>
  </office:meta>
</office:document-meta>
</file>